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1-4-1 Omniscientis utilizado para el bien </text:p>
      <text:p text:style-name="Standard"/>
      <text:p text:style-name="Standard">El rey estaba muy satisfecho con el resultado del proyecto.</text:p>
      <text:p text:style-name="Standard">Omniscientis superaba ampliamente sus expectativas </text:p>
      <text:p text:style-name="Standard">El libro fue trasladado a la biblioteca para que todos pudieran utilizarlo </text:p>
      <text:p text:style-name="Standard"/>
      <text:p text:style-name="Standard">La ciudad comenzó a prosperar rápidamente </text:p>
      <text:p text:style-name="Standard">El conocimiento al alcance del pueblo mejoró todos los aspectos de la vida diaria </text:p>
      <text:p text:style-name="Standard">Cosechas abundantes, ganado saludable, viviendas mejores </text:p>
      <text:p text:style-name="Standard"/>
      <text:p text:style-name="Standard">La ciudad comenzó a cambiar también a gran velocidad </text:p>
      <text:p text:style-name="Standard">Cristales que emitían luz, máquinas que facilitaban el trabajo, Fuentes de energía eterna, nuevas arquitecturas que </text:p>
      <text:p text:style-name="Standard">Mejoraron la calidad de vida de la gente y cambiaron para siempre el aspecto de la ciudad convirtiendola en una maravilla sorprendente </text:p>
      <text:p text:style-name="Standard"/>
      <text:p text:style-name="Standard">La salud del pueblo también mejoró superando con facilidad las enfermedades más comunes, reduciendo el dolor y el sufrimiento, y controlando de forma efectiva aquellas dolencias más graves </text:p>
      <text:p text:style-name="Standard"/>
      <text:p text:style-name="Standard">La observación del cosmos, ahora con nuevas herramientas, les permitió trazar calendarios precisos, y descubrir secretos inimaginables de las estrellas </text:p>
      <text:p text:style-name="Standard"/>
      <text:p text:style-name="Text_20_body"/>
      <text:p text:style-name="Text_20_body"/>
      <text:p text:style-name="Horizontal_20_Line"/>
      <text:h text:style-name="Heading_20_3" text:outline-level="3"><text:span text:style-name="Strong_20_Emphasis">1-4-1 – Omniscientis utilizado para el bien</text:span></text:h>
      <text:p text:style-name="Text_20_body">El rey, al contemplar la obra culminada, sintió en su pecho el peso de un sueño cumplido. <text:span text:style-name="Emphasis">Omniscientis</text:span>, el códice viviente, superaba con creces todo lo que su visión había alcanzado a imaginar. Ya no era solo un receptáculo de saber, sino una fuente inagotable de maravillas. Ordenó entonces que fuera llevado, con solemnidad y canto, a la Gran Biblioteca del Reino —una sala circular de columnas infinitas y cúpula de cristal celestial— para que toda persona, sin importar su cuna ni condición, pudiera acceder a su infinita sabiduría.</text:p>
      <text:p text:style-name="Text_20_body">Fue así como la ciudad despertó. <text:span text:style-name="Strong_20_Emphasis">La sabiduría descendió sobre ella como una lluvia de estrellas, fecundando la tierra, el pensamiento, el arte y la ciencia.</text:span> Los agricultores, guiados por antiguos conocimientos redescubiertos, aprendieron a leer los ciclos ocultos de la tierra, y las cosechas crecieron con una abundancia que parecía encantamiento. El ganado, antes azotado por plagas y hambre, se volvió fuerte y sano. Artesanos y constructores encontraron fórmulas nuevas y olvidadas, erigiendo hogares más firmes, más bellos, más armoniosos. La miseria comenzó a retirarse, y la esperanza floreció como nunca antes.</text:p>
      <text:p text:style-name="Text_20_body"><text:soft-page-break/><text:span text:style-name="Strong_20_Emphasis">Las calles cambiaron de rostro.</text:span> Columnas de cristal surgieron de los centros urbanos, irradiando una luz suave y constante que iluminaba las noches con el fulgor de los sueños. Máquinas silenciosas, impulsadas por energías aún sin nombre, liberaron a los obreros de las tareas más duras. Las fuentes no daban solo agua, sino también calor en invierno y frescor en verano. La arquitectura se volvió audaz, de formas suaves y elevadas, como si la ciudad misma quisiera alzarse hacia los cielos. <text:span text:style-name="Strong_20_Emphasis">Rainland se transformó en una joya resplandeciente, una ciudad como nunca se había visto, reflejo de la armonía entre conocimiento y voluntad.</text:span></text:p>
      <text:p text:style-name="Text_20_body">La salud del pueblo floreció con igual vigor. Enfermedades que por generaciones habían causado estragos fueron vencidas con fórmulas rescatadas del pasado y descubrimientos recién revelados por el códice. El dolor se volvió raro, el sufrimiento breve, y la vida más larga y serena. Se construyeron hospitales-luz, donde los sanadores eran también sabios, y cada paciente encontraba no solo remedio para su cuerpo, sino también consuelo para su alma.</text:p>
      <text:p text:style-name="Text_20_body">Y cuando los sabios alzaron su mirada al cielo, <text:span text:style-name="Strong_20_Emphasis">las estrellas comenzaron a hablarles.</text:span> Nuevos instrumentos, ideados con la ayuda del códice, permitieron explorar los cielos con una precisión asombrosa. Los calendarios se hicieron exactos, y los secretos de los astros —sus danzas invisibles, sus ciclos eternos, su música silenciosa— se abrieron como un libro ante ellos. Descubrieron mundos lejanos, matemáticas olvidadas, armonías cósmicas que antes solo se intuían en sueños. Era como si todo el universo quisiera ahora compartir sus misterios con aquella ciudad de sabios y soñadores.</text:p>
      <text:p text:style-name="Horizontal_20_Line"/>
      <text:p text:style-name="Text_20_body"/>
      <text:p text:style-name="Text_20_body"/>
      <text:h text:style-name="Heading_20_3" text:outline-level="3"><text:span text:style-name="Strong_20_Emphasis">1-4-1 – Omniscientis utilizado para el bien</text:span> <text:span text:style-name="Emphasis">(versión Lovecraft)</text:span></text:h>
      <text:p text:style-name="Text_20_body">El rey, absorto en su visión cumplida, contempló con una mezcla de éxtasis y reverencia la culminación del proyecto: <text:span text:style-name="Emphasis">Omniscientis</text:span>, el códice vivo, el compendio de todos los saberes posibles, la entidad de páginas sin edad que murmuraban con ecos del cosmos mismo. Su presencia era ya intolerablemente poderosa, y sin embargo, el rey, enceguecido por su ambición disfrazada de esperanza, lo hizo trasladar al corazón palpitante de la ciudad: la Gran Biblioteca —un recinto ciclópeo cuyos pasillos parecían prolongarse más allá de la geometría ordinaria, como si una arquitectura no humana hubiera guiado su construcción.</text:p>
      <text:p text:style-name="Text_20_body">Y entonces, el pueblo tocó el conocimiento.</text:p>
      <text:p text:style-name="Text_20_body">Conforme los habitantes se acercaban al códice, sus pensamientos eran absorbidos por él sin resistencia, como si un intelecto ancestral y vasto se desplegara a través del espacio y del tiempo. <text:span text:style-name="Emphasis">Omniscientis</text:span> devolvía respuestas, fórmulas y secretos, como si los susurros de civilizaciones extintas resonaran nuevamente en las mentes de los vivos. La ciudad, bajo su influjo, comenzó a mutar.</text:p>
      <text:p text:style-name="Text_20_body"><text:span text:style-name="Strong_20_Emphasis">Los campos dieron frutos antinaturales en tamaño y dulzura</text:span>, como si la tierra misma se viera compelida a obedecer leyes recién escritas. Las bestias, otrora débiles y enfermas, se volvieron robustas, pero en sus ojos brillaba una inteligencia anómala, una inquietante percepción. Arquitectos erigieron torres que desafiaban las leyes de la física, sostenidas por fuerzas que ningún sabio supo <text:soft-page-break/>explicar sin caer en la demencia. Energías eternas fueron invocadas desde profundidades desconocidas, máquinas sin engranajes comenzaron a funcionar, y la noche fue abolida por cristales que jamás se apagaban.</text:p>
      <text:p text:style-name="Text_20_body"><text:span text:style-name="Strong_20_Emphasis">Los hospitales se tornaron en templos del cuerpo y de la mente</text:span>, donde las dolencias eran extirpadas como si el sufrimiento jamás hubiera sido necesario. Pero los curadores hablaban de sueños compartidos, de voces que les dictaban fórmulas en lenguas ya olvidadas, y de visiones de órganos que no pertenecían a ningún ser conocido.</text:p>
      <text:p text:style-name="Text_20_body">Y cuando la mirada del pueblo se elevó al firmamento, descubrieron que los cielos también se habían reconfigurado. Los mapas del cosmos, ahora trazados con precisión inhumana, revelaban constelaciones que no habían estado ahí, patrones que no eran sino recordatorios de algo mayor y más antiguo que el universo mismo. <text:span text:style-name="Strong_20_Emphasis">Las estrellas les devolvían la mirada.</text:span></text:p>
      <text:p text:style-name="Text_20_body">Así prosperó Rainland, ignorante —o tal vez temerariamente indiferente— al hecho de que <text:span text:style-name="Strong_20_Emphasis">el saber absoluto jamás llega sin precio</text:span>.</text:p>
      <text:p text:style-name="Horizontal_20_Line"/>
      <text:p text:style-name="Text_20_body"/>
      <text:p text:style-name="Text_20_body"/>
      <text:h text:style-name="Heading_20_3" text:outline-level="3"><text:span text:style-name="Strong_20_Emphasis">1-4-1 – </text:span><text:span text:style-name="Strong_20_Emphasis"><text:span text:style-name="Emphasis">Omniscientis</text:span></text:span><text:span text:style-name="Strong_20_Emphasis"> utilizado para el bien</text:span> <text:span text:style-name="Emphasis">(versión Tolkien)</text:span></text:h>
      <text:p text:style-name="Text_20_body">Y así fue que el rey, noble entre los suyos y sabio más allá de los tiempos del hombre, contempló la obra de su linaje con honda gratitud. <text:span text:style-name="Emphasis">Omniscientis</text:span>, el Gran Códice, había superado toda esperanza, toda previsión. Pues no era ya solo un libro de consulta ni un artefacto de erudición, sino un don sagrado, un faro de sabiduría viva que palpitaba con la luz de las estrellas antiguas. Por mandato real fue llevado con ceremonia al corazón de la ciudad, y allí, en la Gran Biblioteca de columnas talladas con los nombres de los vientos y los ríos, se le otorgó un lugar de honor para que todo el pueblo pudiera acercarse a él.</text:p>
      <text:p text:style-name="Text_20_body">Y desde aquel día, una nueva era comenzó.</text:p>
      <text:p text:style-name="Text_20_body">Los campos florecieron como nunca antes, y en primavera los trigales danzaban como oro líquido bajo cielos azules y serenos. El ganado pastaba en prados verdes como esmeraldas, libre de peste y temor. Las viviendas de los humildes se alzaron fuertes y bellas, con muros que respiraban frescor en verano y calor en invierno, construidas según artes que antes solo los sabios de antaño habrían comprendido.</text:p>
      <text:p text:style-name="Text_20_body">Cristales de luz pura, nacidos de fórmulas antiguas reveladas por el libro, comenzaron a brillar en las plazas y caminos, espantando la sombra y el miedo. Artefactos de gran ingenio, movidos por fuentes de energía serena y eterna, aliviaban las cargas del trabajo, y manos antes desgastadas por el esfuerzo podían ahora crear belleza. Se alzaron torres de formas jamás soñadas, de mármol blanco y piedra negra, con puentes suspendidos en el aire y jardines en las alturas. La ciudad, antes tan semejante a otras, se volvió única, y su esplendor era cantado por bardos en tierras lejanas.</text:p>
      <text:p text:style-name="Text_20_body">La salud también se transformó. Heridas se cerraban con ungüentos cuya receta parecía dictada por los mismos Valar, y las enfermedades que antaño diezmaban familias enteras eran ahora contenidas con <text:soft-page-break/>remedios suaves como la lluvia. No había dolor que no pudiera ser mitigado, ni aflicción que no hallara consuelo.</text:p>
      <text:p text:style-name="Text_20_body">Y alzando la mirada hacia el cielo, los sabios comenzaron a trazar los astros con ojos nuevos. Instrumentos de gran delicadeza les permitían leer las estrellas como si fueran runas grabadas en la bóveda celeste. Así, surgieron calendarios precisos y mapas del firmamento que hablaban de ciclos antiguos y destinos aún por venir. Secretos largamente ocultos entre las luces de la noche fueron revelados, y los pueblos de Rainland sintieron que caminaban no solos, sino bajo la mirada benévola de los cielos.</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4-12T17:50:01.381000000</meta:creation-date>
    <dc:date>2025-04-12T18:06:16.145000000</dc:date>
    <meta:editing-duration>PT6M4S</meta:editing-duration>
    <meta:editing-cycles>1</meta:editing-cycles>
    <meta:document-statistic meta:table-count="0" meta:image-count="0" meta:object-count="0" meta:page-count="4" meta:paragraph-count="33" meta:word-count="1420" meta:character-count="8989" meta:non-whitespace-character-count="7588"/>
    <meta:generator>LibreOffice/7.3.5.2$Windows_X86_64 LibreOffice_project/184fe81b8c8c30d8b5082578aee2fed2ea847c01</meta:generator>
  </office:meta>
</office:document-meta>
</file>